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54156" officeooo:paragraph-rsid="00054156"/>
    </style:style>
    <style:style style:name="P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54156" officeooo:paragraph-rsid="0005415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graph before TOC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1_857223673" office:name="Heading 1" text:style-name="Index_20_Link" text:visited-style-name="Index_20_Link">Heading 1<text:tab/>1</text:a></text:p>
        </text:index-body>
      </text:table-of-content>
      <text:h text:style-name="Heading_20_1" text:outline-level="1"/>
      <text:h text:style-name="Heading_20_1" text:outline-level="1"><text:bookmark-start text:name="__RefHeading___Toc1_857223673"/>Heading 1<text:bookmark-end text:name="__RefHeading___Toc1_857223673"/></text:h>
      <text:p text:style-name="P3">Normal paragraph text</text:p>
      <text:p text:style-name="P3">Paragraph after to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 loext:hyphenation-compound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07:59:26.178301159</meta:creation-date>
    <dc:date>2026-03-02T08:01:12.746944855</dc:date>
    <meta:editing-duration>PT1M47S</meta:editing-duration>
    <meta:editing-cycles>1</meta:editing-cycles>
    <meta:document-statistic meta:table-count="0" meta:image-count="0" meta:object-count="0" meta:page-count="1" meta:paragraph-count="6" meta:word-count="17" meta:character-count="97" meta:non-whitespace-character-count="86"/>
    <meta:generator>LibreOfficeDev/26.8.0.0.alpha0$Linux_X86_64 LibreOffice_project/9ab989b9f6dc07b5d66a3018201121614da694d8</meta:generator>
  </office:meta>
</office:document-meta>
</file>